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bd15" officeooo:paragraph-rsid="000cbd15"/>
    </style:style>
    <style:style style:name="P5" style:family="paragraph" style:parent-style-name="Title">
      <style:text-properties style:font-name="Georgia" officeooo:rsid="000cbd15" officeooo:paragraph-rsid="000cbd15"/>
    </style:style>
    <style:style style:name="P6" style:family="paragraph" style:parent-style-name="Text_20_body">
      <style:paragraph-properties fo:text-align="center" style:justify-single-word="false"/>
      <style:text-properties style:font-name="Georgia" officeooo:rsid="000cbd15" officeooo:paragraph-rsid="000cbd15"/>
    </style:style>
    <style:style style:name="P7" style:family="paragraph" style:parent-style-name="Text_20_body">
      <style:paragraph-properties fo:text-align="center" style:justify-single-word="false"/>
      <style:text-properties style:font-name="Georgia" officeooo:rsid="0010f890" officeooo:paragraph-rsid="0010f890"/>
    </style:style>
    <style:style style:name="P8" style:family="paragraph" style:parent-style-name="Text_20_body">
      <style:paragraph-properties fo:text-align="start" style:justify-single-word="false"/>
      <style:text-properties style:font-name="Georgia" officeooo:rsid="0010f890" officeooo:paragraph-rsid="0010f890"/>
    </style:style>
    <style:style style:name="P9" style:family="paragraph" style:parent-style-name="Text_20_body">
      <style:paragraph-properties fo:text-align="start" style:justify-single-word="false"/>
      <style:text-properties style:font-name="Georgia" fo:font-style="normal" officeooo:rsid="001d02b7" officeooo:paragraph-rsid="0010f890"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68a73" officeooo:paragraph-rsid="0010f890"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79283" officeooo:paragraph-rsid="0010f890" style:font-style-asian="normal" style:font-style-complex="normal"/>
    </style:style>
    <style:style style:name="P12" style:family="paragraph" style:parent-style-name="Text_20_body">
      <style:paragraph-properties fo:text-align="start" style:justify-single-word="false"/>
      <style:text-properties style:font-name="Georgia" officeooo:rsid="0010f890" officeooo:paragraph-rsid="0010f890"/>
    </style:style>
    <style:style style:name="P13" style:family="paragraph" style:parent-style-name="Text_20_body">
      <style:paragraph-properties fo:text-align="start" style:justify-single-word="false"/>
      <style:text-properties style:font-name="Georgia" officeooo:rsid="0010f890" officeooo:paragraph-rsid="002d559b"/>
    </style:style>
    <style:style style:name="P14" style:family="paragraph" style:parent-style-name="Text_20_body">
      <style:paragraph-properties fo:text-align="start" style:justify-single-word="false"/>
      <style:text-properties style:font-name="Georgia" officeooo:rsid="0010f890" officeooo:paragraph-rsid="002de2c4"/>
    </style:style>
    <style:style style:name="P15" style:family="paragraph" style:parent-style-name="Text_20_body">
      <style:paragraph-properties fo:text-align="start" style:justify-single-word="false"/>
      <style:text-properties style:font-name="Georgia" officeooo:rsid="0010f890" officeooo:paragraph-rsid="002f9567"/>
    </style:style>
    <style:style style:name="P16" style:family="paragraph" style:parent-style-name="Text_20_body">
      <style:paragraph-properties fo:margin-left="0.9846in" fo:text-align="start" style:justify-single-word="false" fo:text-indent="0in" style:auto-text-indent="false"/>
      <style:text-properties style:font-name="Georgia" officeooo:rsid="0010f890" officeooo:paragraph-rsid="002f9567"/>
    </style:style>
    <style:style style:name="P17" style:family="paragraph" style:parent-style-name="Text_20_body">
      <style:paragraph-properties fo:margin-left="0in" fo:text-align="center" style:justify-single-word="false" fo:text-indent="0in" style:auto-text-indent="false"/>
      <style:text-properties style:font-name="Georgia" officeooo:rsid="003196de" officeooo:paragraph-rsid="003196de"/>
    </style:style>
    <style:style style:name="T1" style:family="text">
      <style:text-properties officeooo:rsid="000e669e"/>
    </style:style>
    <style:style style:name="T2" style:family="text">
      <style:text-properties officeooo:rsid="000f3d2e"/>
    </style:style>
    <style:style style:name="T3" style:family="text">
      <style:text-properties officeooo:rsid="001158d3"/>
    </style:style>
    <style:style style:name="T4" style:family="text">
      <style:text-properties fo:font-style="italic" officeooo:rsid="001158d3" style:font-style-asian="italic" style:font-style-complex="italic"/>
    </style:style>
    <style:style style:name="T5" style:family="text">
      <style:text-properties fo:font-style="italic" officeooo:rsid="00197f17" style:font-style-asian="italic" style:font-style-complex="italic"/>
    </style:style>
    <style:style style:name="T6" style:family="text">
      <style:text-properties fo:font-style="italic" officeooo:rsid="00241892" style:font-style-asian="italic" style:font-style-complex="italic"/>
    </style:style>
    <style:style style:name="T7" style:family="text">
      <style:text-properties fo:font-style="italic" officeooo:rsid="0027a48c" style:font-style-asian="italic" style:font-style-complex="italic"/>
    </style:style>
    <style:style style:name="T8" style:family="text">
      <style:text-properties fo:font-style="italic" officeooo:rsid="002fb710" style:font-style-asian="italic" style:font-style-complex="italic"/>
    </style:style>
    <style:style style:name="T9" style:family="text">
      <style:text-properties officeooo:rsid="001326cb"/>
    </style:style>
    <style:style style:name="T10" style:family="text">
      <style:text-properties officeooo:rsid="0013af25"/>
    </style:style>
    <style:style style:name="T11" style:family="text">
      <style:text-properties officeooo:rsid="00149926"/>
    </style:style>
    <style:style style:name="T12" style:family="text">
      <style:text-properties officeooo:rsid="00159d1b"/>
    </style:style>
    <style:style style:name="T13" style:family="text">
      <style:text-properties officeooo:rsid="00168eaa"/>
    </style:style>
    <style:style style:name="T14" style:family="text">
      <style:text-properties officeooo:rsid="00177849"/>
    </style:style>
    <style:style style:name="T15" style:family="text">
      <style:text-properties officeooo:rsid="001943ed"/>
    </style:style>
    <style:style style:name="T16" style:family="text">
      <style:text-properties officeooo:rsid="00197f17"/>
    </style:style>
    <style:style style:name="T17" style:family="text">
      <style:text-properties fo:font-style="normal" style:font-style-asian="normal" style:font-style-complex="normal"/>
    </style:style>
    <style:style style:name="T18" style:family="text">
      <style:text-properties fo:font-style="normal" officeooo:rsid="00197f17" style:font-style-asian="normal" style:font-style-complex="normal"/>
    </style:style>
    <style:style style:name="T19" style:family="text">
      <style:text-properties fo:font-style="normal" officeooo:rsid="001b2b9c" style:font-style-asian="normal" style:font-style-complex="normal"/>
    </style:style>
    <style:style style:name="T20" style:family="text">
      <style:text-properties fo:font-style="normal" officeooo:rsid="001c08a6" style:font-style-asian="normal" style:font-style-complex="normal"/>
    </style:style>
    <style:style style:name="T21" style:family="text">
      <style:text-properties fo:font-style="normal" officeooo:rsid="001c18cd" style:font-style-asian="normal" style:font-style-complex="normal"/>
    </style:style>
    <style:style style:name="T22" style:family="text">
      <style:text-properties fo:font-style="normal" officeooo:rsid="001d02b7" style:font-style-asian="normal" style:font-style-complex="normal"/>
    </style:style>
    <style:style style:name="T23" style:family="text">
      <style:text-properties fo:font-style="normal" officeooo:rsid="001eddc4" style:font-style-asian="normal" style:font-style-complex="normal"/>
    </style:style>
    <style:style style:name="T24" style:family="text">
      <style:text-properties fo:font-style="normal" officeooo:rsid="0021274d" style:font-style-asian="normal" style:font-style-complex="normal"/>
    </style:style>
    <style:style style:name="T25" style:family="text">
      <style:text-properties fo:font-style="normal" officeooo:rsid="0022e08f" style:font-style-asian="normal" style:font-style-complex="normal"/>
    </style:style>
    <style:style style:name="T26" style:family="text">
      <style:text-properties fo:font-style="normal" officeooo:rsid="00241892" style:font-style-asian="normal" style:font-style-complex="normal"/>
    </style:style>
    <style:style style:name="T27" style:family="text">
      <style:text-properties fo:font-style="normal" officeooo:rsid="00257383" style:font-style-asian="normal" style:font-style-complex="normal"/>
    </style:style>
    <style:style style:name="T28" style:family="text">
      <style:text-properties fo:font-style="normal" officeooo:rsid="0025cb18" style:font-style-asian="normal" style:font-style-complex="normal"/>
    </style:style>
    <style:style style:name="T29" style:family="text">
      <style:text-properties fo:font-style="normal" officeooo:rsid="00268a73" style:font-style-asian="normal" style:font-style-complex="normal"/>
    </style:style>
    <style:style style:name="T30" style:family="text">
      <style:text-properties fo:font-style="normal" officeooo:rsid="00279283" style:font-style-asian="normal" style:font-style-complex="normal"/>
    </style:style>
    <style:style style:name="T31" style:family="text">
      <style:text-properties fo:font-style="normal" officeooo:rsid="0027a48c" style:font-style-asian="normal" style:font-style-complex="normal"/>
    </style:style>
    <style:style style:name="T32" style:family="text">
      <style:text-properties fo:font-style="normal" officeooo:rsid="0028366c" style:font-style-asian="normal" style:font-style-complex="normal"/>
    </style:style>
    <style:style style:name="T33" style:family="text">
      <style:text-properties fo:font-style="normal" officeooo:rsid="002a299d" style:font-style-asian="normal" style:font-style-complex="normal"/>
    </style:style>
    <style:style style:name="T34" style:family="text">
      <style:text-properties fo:font-style="normal" officeooo:rsid="002aee08" style:font-style-asian="normal" style:font-style-complex="normal"/>
    </style:style>
    <style:style style:name="T35" style:family="text">
      <style:text-properties fo:font-style="normal" officeooo:rsid="002c5eb4" style:font-style-asian="normal" style:font-style-complex="normal"/>
    </style:style>
    <style:style style:name="T36" style:family="text">
      <style:text-properties fo:font-style="normal" officeooo:rsid="002d559b" style:font-style-asian="normal" style:font-style-complex="normal"/>
    </style:style>
    <style:style style:name="T37" style:family="text">
      <style:text-properties fo:font-style="normal" officeooo:rsid="002de2c4" style:font-style-asian="normal" style:font-style-complex="normal"/>
    </style:style>
    <style:style style:name="T38" style:family="text">
      <style:text-properties fo:font-style="normal" officeooo:rsid="002f9567" style:font-style-asian="normal" style:font-style-complex="normal"/>
    </style:style>
    <style:style style:name="T39" style:family="text">
      <style:text-properties fo:font-style="normal" officeooo:rsid="002fb710" style:font-style-asian="normal" style:font-style-complex="normal"/>
    </style:style>
    <style:style style:name="T40" style:family="text">
      <style:text-properties fo:font-style="normal" officeooo:rsid="002fd86a" style:font-style-asian="normal" style:font-style-complex="normal"/>
    </style:style>
    <style:style style:name="T41" style:family="text">
      <style:text-properties fo:font-style="normal" officeooo:rsid="003154be" style:font-style-asian="normal" style:font-style-complex="normal"/>
    </style:style>
    <style:style style:name="T42" style:family="text">
      <style:text-properties fo:font-style="normal" officeooo:rsid="00315d88" style:font-style-asian="normal" style:font-style-complex="normal"/>
    </style:style>
    <style:style style:name="T43" style:family="text">
      <style:text-properties fo:font-style="normal" officeooo:rsid="003196de" style:font-style-asian="normal" style:font-style-complex="normal"/>
    </style:style>
    <style:style style:name="T44" style:family="text">
      <style:text-properties officeooo:rsid="0020c8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en In Black</text:p>
      <text:p text:style-name="P3">103</text:p>
      <text:p text:style-name="P6">by Kyle Eggleston</text:p>
      <text:p text:style-name="P4"/>
      <text:p text:style-name="P4"><text:tab/>“<text:span text:style-name="T1">We think the alien landed near these coordinates.” A man said. He was pointing to a large map of Arizona on a wall with a laser pointer. “I’ve sent a search crew to investigate the surrounding area.”</text:span></text:p>
      <text:p text:style-name="P4"><text:tab/>“<text:span text:style-name="T1">Good work lieutenant.” Shirley Donaldson said. “Let me know as soon as we have something. This meeting is closed.” Standing up from her chair she left the conference room and headed down the hallway to her office.</text:span></text:p>
      <text:p text:style-name="P4"><text:tab/><text:span text:style-name="T1">They were in an underground facility twenty stories underneath a pizza place. No one knew to look for them there. It was a top secret organization only a select few people knew about. </text:span><text:span text:style-name="T2">Shirley liked it that way. It seemed to be the best course of action.</text:span></text:p>
      <text:p text:style-name="P4"/>
      <text:p text:style-name="P7">* * *</text:p>
      <text:p text:style-name="P7"/>
      <text:p text:style-name="P8"><text:tab/>Miranda turned over <text:span text:style-name="T9">in</text:span> bed. She didn’t want to wake up from the amazing dream she was having. She was back on her home world among her friends having a blast. She was dancing the only way she knew how, fast and hard. <text:span text:style-name="T3">Miranda woke up to the sound of police sirens. She panicked. Did </text:span><text:span text:style-name="T4">they</text:span><text:span text:style-name="T3"> find her? She calmed down as they passed by and went on their way to whatever danger that awaited them.</text:span></text:p>
      <text:p text:style-name="P8"><text:tab/><text:span text:style-name="T9">Getting out of bed, Miranda walked into the living room where Joe was asleep on the couch. It was nice of him to give up his bed for her. She promised to make it up to him in some fashion. Miranda wasn’t sure how that would go, but she would figure something out.</text:span></text:p>
      <text:p text:style-name="P8"><text:tab/>“<text:span text:style-name="T10">Hey.” Joe said as he woke up. “How’d you sleep?”</text:span></text:p>
      <text:p text:style-name="P8"><text:tab/><text:span text:style-name="T11">Miranda frowned. “I miss my home.” She said.</text:span></text:p>
      <text:p text:style-name="P8"><text:tab/><text:span text:style-name="T12">Joe nodded. “Bummer. I get ya though.” He replied. “They say home is where the heart is or some bullshit like that. It’s just a saying though. </text:span><text:span text:style-name="T13">I never really believed in such nonsense if you ask me.</text:span><text:span text:style-name="T12">”</text:span></text:p>
      <text:p text:style-name="P8"><text:tab/>“<text:span text:style-name="T13">Home is where the heart is.” Miranda repeated. “I like that.” She smiled. </text:span><text:span text:style-name="T14">Her home was forty-six light years away from Earth. It’s sun could be seen with the naked eye though. </text:span><text:span text:style-name="T15">As </text:span><text:soft-page-break/><text:span text:style-name="T15">long as she could see her sun, she knew her people were still alive and doing well. </text:span><text:span text:style-name="T16">That’s all that mattered to her most right now, that her people were safe from any </text:span><text:span text:style-name="T5">alien</text:span><text:span text:style-name="T18"> threats. She chuckled at the thought. Here on Earth </text:span><text:span text:style-name="T5">she</text:span><text:span text:style-name="T18"> was the alien. Elsewhere everyone else was the alien. It would take some getting used to.</text:span></text:p>
      <text:p text:style-name="P8"><text:span text:style-name="T18"><text:tab/></text:span><text:span text:style-name="T19">Joe sat up on the couch and made a space for Miranda to sit down next to him. Miranda smiled at Joe, he was a good friend. It was a shame that none of her people would understand how a human could befriend an alien such as herself. </text:span><text:span text:style-name="T20">To her people Earthlings were the enemy. Ever since the crash in 19947 in Roswell New Mexico, Earth had proved that they were not kind to her people. </text:span><text:span text:style-name="T21">Who in their right mind would dissect an alien species? It was sick. She refused to even go to New Mexico because of the terrible things the Earthlings had done to her people there.</text:span></text:p>
      <text:p text:style-name="P8"><text:span text:style-name="T21"><text:tab/></text:span><text:span text:style-name="T22">Joe smiled at Miranda. There was something about his smile that made her wonder what he was thinking. “What is it?” She asked.</text:span></text:p>
      <text:p text:style-name="P9"><text:tab/>Joe shook his head. “Oh it’s nothing.” He responded. “Nothing worth mentioning.”</text:p>
      <text:p text:style-name="P9"><text:tab/>Miranda pressured him. “What?”</text:p>
      <text:p text:style-name="P9"><text:tab/>“You’re wearing pajamas.” Joe said. “They look great. They’re also mine, but they look good on you.” <text:span text:style-name="T44">He tried to smile in a non perv way.</text:span></text:p>
      <text:p text:style-name="P8"><text:span text:style-name="T22"><text:tab/>She patted his knee as she had seen people do on television. “Well you keep averting your gaze when I’m naked, so I figured I would put you more at ease.” Miranda smiled at him. “I’m glad you approve.” </text:span><text:span text:style-name="T23">She really didn’t care if he approved of her ways or not, it was just something she heard humans say and it felt right.</text:span></text:p>
      <text:p text:style-name="P8"><text:span text:style-name="T23"><text:tab/></text:span><text:span text:style-name="T24">Joe chuckled nervously. “</text:span><text:span text:style-name="T25">You betcha.” He said. “</text:span><text:span text:style-name="T26">Hey, I’m going to head to the market do you need or want anything?”</text:span></text:p>
      <text:p text:style-name="P8"><text:span text:style-name="T26"><text:tab/>Miranda <text:s/>hesitated. </text:span><text:span text:style-name="T6">The market.</text:span><text:span text:style-name="T26"> She thought. Miranda didn’t have a favorite food quite yet. She had eaten several things over the past month but nothing really stuck out to her that she enjoyed. “</text:span><text:span text:style-name="T27">Um nothing that I can think of.” She said. “Just surprise me I guess.”</text:span></text:p>
      <text:p text:style-name="P8"><text:span text:style-name="T27"><text:tab/>Joe hesitated. Surprise me usually meant, find something that I won’t like and then I’ll end up telling you I don’t like it. Yeah, he wasn’t about to do that. “</text:span><text:span text:style-name="T28">Tell you what, go get ready and you’ll come with me.”</text:span></text:p>
      <text:p text:style-name="P8"><text:span text:style-name="T28"><text:tab/>“</text:span><text:span text:style-name="T29">Okay!” Miranda said. Standing up, she took off her pajama top and walked towards the bedroom to change.</text:span></text:p>
      <text:p text:style-name="P10"><text:tab/>“Ay ay ay.” Joe said as he sighed.</text:p>
      <text:p text:style-name="P8"><text:span text:style-name="T29"><text:tab/></text:span><text:span text:style-name="T30">Moments later she returned from the bedroom wearing jeans and a t-shirt. They walked out to the car and got in.</text:span></text:p>
      <text:p text:style-name="P8"><text:soft-page-break/><text:span text:style-name="T30"><text:tab/>“Can I drive?” Miranda asked.</text:span></text:p>
      <text:p text:style-name="P11"><text:tab/>Joe laughed. “No. There’s no way in hell I’m letting you drive my car. No offense.”</text:p>
      <text:p text:style-name="P8"><text:span text:style-name="T30"><text:tab/>Miranda scoffed. “Fine.” She said. “When I get my ship up and running, you can’t drive it either.” She stuck her tongue out at Joe. </text:span><text:span text:style-name="T31">Then she started laughing. Miranda couldn’t tell you why she was laughing, just that she was laughing.</text:span></text:p>
      <text:p text:style-name="P8"><text:span text:style-name="T31"><text:tab/>Joe looked at her with a look that said </text:span><text:span text:style-name="T7">okay then</text:span><text:span text:style-name="T31">. “</text:span><text:span text:style-name="T32">Been watching a bit of television have we?”</text:span></text:p>
      <text:p text:style-name="P8"><text:span text:style-name="T32"><text:tab/>She nodded her head. “Yeah when you’re at work, why?”</text:span></text:p>
      <text:p text:style-name="P8"><text:span text:style-name="T32"><text:tab/>Joe smirked, she was picking up on human mannerisms every day he knew her. It was an interesting observation Joe was noticing about his new alien companion. As they drove, she looked at everything that passed by. Nothing missed her attention. Joe chuckled at the thought, it was like seeing a newborn baby experiencing life for the first time. It was cute.</text:span></text:p>
      <text:p text:style-name="P8"><text:span text:style-name="T32"><text:tab/></text:span><text:span text:style-name="T33">Turning the corner they came to a small hometown market. “And here we are.” Joe said. “Let’s go.”</text:span></text:p>
      <text:p text:style-name="P8"><text:span text:style-name="T33"><text:tab/>Hopping out of the car, they entered the market. Joe grabbed a basket and began grabbing things off the shelf that he needed. The usual things, milk, orange juice, yogurt. The boring necessities of life. Reaching for a box of cereal, he noticed Miranda looking at a bag of frozen peas.</text:span></text:p>
      <text:p text:style-name="P8"><text:span text:style-name="T33"><text:tab/>“</text:span><text:span text:style-name="T34">What are these … green things? They say peas, but what are they?” Miranda asked.</text:span></text:p>
      <text:p text:style-name="P13"><text:span text:style-name="T34"><text:tab/>Joe grabbed the bag of peas and put it in the basket. “They’re a vegetable. Grown in fields on a pod. They’re good for you to eat. Or at leas that’s what they say.” </text:span><text:span text:style-name="T35">He paused thinking of how he never actually had seen a commercial for peas. Fast food? You betcha. Peas? Not os much.</text:span></text:p>
      <text:p text:style-name="P13"><text:span text:style-name="T35"><text:tab/>“</text:span><text:span text:style-name="T36">Peas.” Miranda repeated. “Okay then, what do they taste like?”</text:span></text:p>
      <text:p text:style-name="P13"><text:span text:style-name="T36"><text:tab/>Joe smiled. “We’ll make some tonight for dinner.” He said. “The canned ones can be mushy, frozen is better they’re more crunchy. It will all make more sense tonight, I promise.”</text:span></text:p>
      <text:p text:style-name="P14"><text:span text:style-name="T36"><text:tab/>They continued walking the isles picking other food, meat, chicken, pork, whatever Joe felt like introducing to Miranda. They had been living off of cereal for the past month which was okay from time to time, but not for every meal. He was growing sick of it all.</text:span></text:p>
      <text:p text:style-name="P15"><text:span text:style-name="T36"><text:tab/></text:span><text:span text:style-name="T37">The drive home was full of laughter and Miranda trying to balance an Oreo on the tip of her nose because she saw some kid do it in the market. She almost got it a few times, but kept failing over and over again. Yet that didn’t stop her, she kept trying.</text:span></text:p>
      <text:p text:style-name="P15"><text:soft-page-break/><text:span text:style-name="T37"><text:tab/></text:span><text:span text:style-name="T38">As they reached home, Joe began putting the items they bought away in the pantry and </text:span><text:span text:style-name="T34"><text:s/></text:span><text:span text:style-name="T38">freezer. He hummed as he did so. Miranda walked up to Joe and put her finger to his lips. “What’s that sound you’re making?”</text:span></text:p>
      <text:p text:style-name="P15"><text:span text:style-name="T38"><text:tab/>Joe shrugged. “Oh that? I was just humming.” He said.</text:span></text:p>
      <text:p text:style-name="P15"><text:span text:style-name="T38"><text:tab/>“</text:span><text:span text:style-name="T39">Hu...ming.” Miranda repeated the word. She tried to hum the same tune that Joe had been humming. She </text:span><text:span text:style-name="T8">tried</text:span><text:span text:style-name="T39"> at least. Joe chuckled at her attempt.</text:span></text:p>
      <text:p text:style-name="P15"><text:span text:style-name="T39"><text:tab/>“Good try.” He said. “It gets easier the more you try. Whistling is a bit tougher. But that’s a subject for another time.” </text:span><text:span text:style-name="T40">Joe walked into the kitchen to make dinner while Miranda kept humming different tunes she could think up, most came from television jingles that she had heard during the day.</text:span></text:p>
      <text:p text:style-name="P15"><text:span text:style-name="T40"><text:tab/></text:span><text:span text:style-name="T41">They ate dinner, it was a simple meal. Steak and potatoes. Miranda found eating flesh of an animal to be … interesting at best. She found the potatoes to be underwhelming, but really enjoyed the steak. </text:span><text:span text:style-name="T42">Joe had been right, the frozen peas had a nice crunch to them.</text:span></text:p>
      <text:p text:style-name="P16"><text:span text:style-name="T42">“</text:span><text:span text:style-name="T43">Personal Log. Humans have to eat in order to survive. It is nothing like how we Greys consume energy molecules. They even have markets where all of this food can be bought, who prepares the food to be bought is beyond me. Maybe it materializes on the shelves. Nah, humans don’t have that technology yet. But I do know that having a full stomach and good company to talk about the day with is … comforting in some way or another. I can’t explain it. End Log.”</text:span></text:p>
      <text:p text:style-name="P16"><text:span text:style-name="T43"/></text:p>
      <text:p text:style-name="P17"><text:span text:style-name="T43">T</text:span><text:span text:style-name="T17">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6-02-21T18:01:30.334967547">02/2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1T18:01:30.232867395</dc:date>
    <meta:editing-duration>PT4H59M19S</meta:editing-duration>
    <meta:editing-cycles>48</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8" meta:word-count="1515" meta:character-count="8128" meta:non-whitespace-character-count="6619"/>
  </office:meta>
</office:document-meta>
</file>